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FactoryInitializerUnitTests.shouldInitialize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nectionFactoryInitializerUnitTests.shouldClean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